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fo:background-color="#1e1e1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officeooo:rsid="0010ea25" fo:background-color="#1e1e1e"/>
    </style:style>
    <style:style style:name="P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5" style:family="paragraph" style:parent-style-name="Standard">
      <style:paragraph-properties style:line-height-at-least="0.198in"/>
      <style:text-properties fo:color="#d4d4d4" style:font-name="Droid Sans Mono" fo:font-size="10.5pt" fo:font-weight="normal" officeooo:rsid="001304c1" fo:background-color="#1e1e1e"/>
    </style:style>
    <style:style style:name="P6" style:family="paragraph" style:parent-style-name="Standard">
      <style:paragraph-properties style:line-height-at-least="0.198in"/>
      <style:text-properties fo:color="#d4d4d4" fo:background-color="#1e1e1e"/>
    </style:style>
    <style:style style:name="P7" style:family="paragraph" style:parent-style-name="Standard">
      <style:paragraph-properties style:line-height-at-least="0.198in"/>
      <style:text-properties fo:color="#d4d4d4" officeooo:rsid="0014fcdb" officeooo:paragraph-rsid="0014fcdb" fo:background-color="#1e1e1e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style:font-name="Droid Sans Mono" fo:font-size="10.5pt" fo:font-weight="normal" officeooo:rsid="001304c1"/>
    </style:style>
    <style:style style:name="T3" style:family="text">
      <style:text-properties style:font-name="Droid Sans Mono" fo:font-size="10.5pt" fo:font-weight="normal" officeooo:rsid="0014fcdb"/>
    </style:style>
    <style:style style:name="T4" style:family="text">
      <style:text-properties fo:color="#6a9955" style:font-name="Droid Sans Mono" fo:font-size="10.5pt" fo:font-weight="normal"/>
    </style:style>
    <style:style style:name="T5" style:family="text">
      <style:text-properties fo:color="#6a9955" style:font-name="Droid Sans Mono" fo:font-size="10.5pt" fo:font-weight="normal" officeooo:rsid="0010ea25"/>
    </style:style>
    <style:style style:name="T6" style:family="text">
      <style:text-properties fo:color="#d7ba7d"/>
    </style:style>
    <style:style style:name="T7" style:family="text">
      <style:text-properties fo:color="#d7ba7d" style:font-name="Droid Sans Mono" fo:font-size="10.5pt" fo:font-weight="normal"/>
    </style:style>
    <style:style style:name="T8" style:family="text">
      <style:text-properties fo:color="#d7ba7d" officeooo:rsid="001304c1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Droid Sans Mono" fo:font-size="10.5pt" fo:font-weight="normal"/>
    </style:style>
    <style:style style:name="T13" style:family="text">
      <style:text-properties fo:color="#569cd6"/>
    </style:style>
    <style:style style:name="T14" style:family="text">
      <style:text-properties fo:color="#569cd6" style:font-name="Droid Sans Mono" fo:font-size="10.5pt" fo:font-weight="normal"/>
    </style:style>
    <style:style style:name="T15" style:family="text">
      <style:text-properties officeooo:rsid="001304c1"/>
    </style:style>
    <style:style style:name="T16" style:family="text">
      <style:text-properties fo:color="#b5c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hần tử cha{</text:p>
      <text:p text:style-name="P1"> <text:span text:style-name="T7">.home-page--content-box</text:span><text:span text:style-name="T1">{//</text:span><text:span text:style-name="T3">phần tử khối css</text:span></text:p>
      <text:p text:style-name="P2"><text:span text:style-name="T9">min-height</text:span>: <text:span text:style-name="T16">530px</text:span>;</text:p>
      <text:p text:style-name="P2"><text:span text:style-name="T9">border-radius</text:span>: <text:span text:style-name="T16">4px</text:span>;</text:p>
      <text:p text:style-name="P2"><text:span text:style-name="T9">border</text:span>: <text:span text:style-name="T16">2px</text:span> <text:span text:style-name="T11">solid</text:span> <text:span text:style-name="T11">#61a1ff</text:span>;</text:p>
      <text:p text:style-name="P2"><text:span text:style-name="T9">background-color</text:span>: <text:span text:style-name="T11">#f5f9ff</text:span>;</text:p>
      <text:p text:style-name="P2"><text:span text:style-name="T9">margin</text:span>:<text:span text:style-name="T16">0</text:span> <text:span text:style-name="T16">15.5px</text:span>;</text:p>
      <text:p text:style-name="P2"><text:span text:style-name="T9">outline</text:span>: <text:span text:style-name="T11">none</text:span> <text:span text:style-name="T13">!important</text:span>;</text:p>
      <text:p text:style-name="P2">}</text:p>
      <text:p text:style-name="P2"><text:span text:style-name="T6">.slick-slider</text:span>{</text:p>
      <text:p text:style-name="P2"><text:span text:style-name="T6">.slick-list</text:span>{</text:p>
      <text:p text:style-name="P2"><text:span text:style-name="T6">.slick-track</text:span>{</text:p>
      <text:p text:style-name="P2"><text:span text:style-name="T9">display</text:span>: <text:span text:style-name="T11">flex</text:span> <text:span text:style-name="T13">!important</text:span>;</text:p>
      <text:p text:style-name="P2"><text:span text:style-name="T6">.slick-slide</text:span>{</text:p>
      <text:p text:style-name="P2"><text:span text:style-name="T9">height</text:span>: <text:span text:style-name="T11">initial</text:span> <text:span text:style-name="T13">!important</text:span>;</text:p>
      <text:p text:style-name="P2">}</text:p>
      <text:p text:style-name="P2">}</text:p>
      <text:p text:style-name="P2">}</text:p>
      <text:p text:style-name="P2">}</text:p>
      <text:p text:style-name="P2">}</text:p>
      <text:p text:style-name="P1"><text:span text:style-name="T4"/></text:p>
      <text:p text:style-name="P2"/>
      <text:p text:style-name="P1"><text:span text:style-name="T1">//</text:span><text:span text:style-name="T2">xóa out-line trong slick-slide</text:span></text:p>
      <text:p text:style-name="P2"><text:span text:style-name="T8">.slick-slide</text:span><text:span text:style-name="T15">{</text:span></text:p>
      <text:p text:style-name="P2"><text:span text:style-name="T9">outline</text:span>: <text:span text:style-name="T11">none</text:span>;</text:p>
      <text:p text:style-name="P2">}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1:00:51.120455124</meta:creation-date>
    <dc:date>2019-12-03T16:27:00.008598328</dc:date>
    <meta:editing-duration>PT9H1M50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1" meta:paragraph-count="24" meta:word-count="47" meta:character-count="355" meta:non-whitespace-character-count="332"/>
  </office:meta>
</office:document-meta>
</file>